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0-06" calcext:value-type="date">
            <text:p>06/10/2025</text:p>
          </table:table-cell>
          <table:table-cell table:style-name="ce74" table:formula="of:=[.C15]-[.F1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1-06" calcext:value-type="date">
            <text:p>06/11/2025</text:p>
          </table:table-cell>
          <table:table-cell table:style-name="ce74" table:formula="of:=[.C16]-[.F1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6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34:57.1970512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1-13">00/00/0000</text:date></text:span><text:span text:style-name="MT6"><text:s/>- </text:span><text:span text:style-name="MT6"><text:time style:data-style-name="N2" text:time-value="11:34:57.20467070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34:57.21057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13T11:35:43.752151300</dc:date>
    <dc:language>pt-PT</dc:language>
    <meta:editing-cycles>653</meta:editing-cycles>
    <meta:editing-duration>P3DT14H33M48S</meta:editing-duration>
    <meta:print-date>2022-12-01T16:36:33.088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